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a332" officeooo:paragraph-rsid="0001a33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Nguyễn Tấn Đăng(Trưởng nhóm)</text:p>
      <text:p text:style-name="P1">2. Nguyễn Anh Tuấn(Thành viên)</text:p>
      <text:p text:style-name="P1">3. Ngô Văn Huy(Thành viê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4:04:35.891019541</meta:creation-date>
    <dc:date>2019-10-01T14:06:12.149040934</dc:date>
    <meta:editing-duration>PT1M38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15" meta:character-count="87" meta:non-whitespace-character-count="75"/>
  </office:meta>
</office:document-meta>
</file>